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Text_20_body">¡Excelente base! Lo que propones ya tiene mucha fuerza dramática y está muy claro. He hecho una pequeña reescritura para darle mayor fluidez, reforzar el tono emocional y mejorar un poco la cohesión del relato. Aquí tienes la versión pulida:</text:p>
      <text:p text:style-name="Horizontal_20_Line"/>
      <text:p text:style-name="Text_20_body">Al ver al vendedor de antigüedades desde lejos, Elara sintió que el corazón le daba un vuelco. Durante un instante, creyó reconocer en él a alguien de su pasado, de su infancia.</text:p>
      <text:p text:style-name="Text_20_body">—¡No es posible! —pensó, mientras se acercaba lentamente, sin apartar la vista.</text:p>
      <text:p text:style-name="Text_20_body">Los recuerdos la golpearon como un río desbordado.</text:p>
      <text:p text:style-name="Text_20_body">Tenía trece años cuando sucedió. Aquella mañana había acompañado a Mag al mercado para hacer algunas compras, como tantas otras veces.</text:p>
      <text:p text:style-name="Text_20_body">Pero ese día, había un puesto nuevo en la plaza. Un desconocido, alguien que no era del pueblo, había estacionado su carreta repleta de objetos antiguos. Era un hombre de figura oronda, rostro sudoroso y gestos enérgicos, que vociferaba ofertas, atrayendo la atención de los vecinos con promesas de “tesoros únicos y precios irrepetibles.”</text:p>
      <text:p text:style-name="Text_20_body">Elara y Mag, intrigadas, se acercaron a curiosear.</text:p>
      <text:p text:style-name="Text_20_body">El vendedor, con gran entusiasmo, les mostró un antiguo medallón de aspecto valioso. Lo tomó y, con una sonrisa cargada de complicidad, lo colocó alrededor del cuello de Elara.</text:p>
      <text:p text:style-name="Text_20_body">—¡Miren qué bien le queda! —exclamó—. Para ustedes, haré un precio especial.</text:p>
      <text:p text:style-name="Text_20_body">Elara, sonrojada, admiró el medallón por un momento antes de quitárselo y dejarlo de nuevo sobre el mostrador.</text:p>
      <text:p text:style-name="Text_20_body">En ese preciso instante, un perro callejero corrió entre los puestos, asustando a las gallinas y provocando un caos repentino: unas jaulas se abrieron y las aves escaparon cacareando por todas partes, mientras más allá un puesto de frutas era derribado, haciendo que las naranjas rodaran cuesta abajo.</text:p>
      <text:p text:style-name="Text_20_body">Todo el mercado se lanzó a ayudar, dejando sus puestos para capturar gallinas y recoger la fruta esparcida.</text:p>
      <text:p text:style-name="Text_20_body">Elara y Mag, algo aturdidas por la escena, se alejaron tranquilamente para continuar con sus compras.</text:p>
      <text:p text:style-name="Text_20_body">Pero apenas unos minutos después, un grito desgarró la calma:</text:p>
      <text:p text:style-name="Text_20_body">—¡Me han robado! ¡El medallón! ¡Alguien ha robado mi medallón!</text:p>
      <text:p text:style-name="Text_20_body">La multitud se agolpó alrededor del puesto de antigüedades. Y entonces, las miradas se volvieron hacia Elara.</text:p>
      <text:p text:style-name="Text_20_body">—¡Fue la niña! —acusó el vendedor, señalándola con el dedo—. ¡Ella fue la última en tenerlo!</text:p>
      <text:p text:style-name="Text_20_body">El medallón había desaparecido. Buscaron y registraron, pero no apareció por ninguna parte.</text:p>
      <text:p text:style-name="Text_20_body"><text:soft-page-break/>El vendedor, furioso, exigió que le pagaran por el objeto perdido. Mag, indignada pero impotente, trató de defender a Elara. No obstante, la presión de la gente y las amenazas del mercader hicieron que la situación se tornara insoportable. Finalmente, Elara fue llevada detenida, acusada del robo.</text:p>
      <text:p text:style-name="Text_20_body">Para liberarla, Mag se vio obligada a pagar la suma exigida: todos sus ahorros de años, entregados para que su nieta pudiera regresar a casa.</text:p>
      <text:p text:style-name="Text_20_body">El vendedor desapareció del pueblo al día siguiente.</text:p>
      <text:p text:style-name="Text_20_body">Semanas después, encontraron a un hombre herido en las afueras del bosque. Entre delirios de fiebre y culpa, confesó haber sido cómplice en el robo. Todo había sido un montaje planeado por el vendedor para estafar a la gente del pueblo y, especialmente, a Mag y Elara.</text:p>
      <text:p text:style-name="Text_20_body">La verdad se supo y Elara fue declarada inocente. Pero el daño estaba hecho. Mag nunca recuperó su dinero, y la herida quedó grabada en la memoria de ambas.</text:p>
      <text:p text:style-name="Horizontal_20_Line"/>
      <text:p text:style-name="Text_20_body">¿Te gustaría añadir algo más de carga emocional en la escena de la acusación o profundizar en cómo afectó esto a la relación entre Elara y su entorn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10T10:26:10.340000000</meta:creation-date>
    <dc:date>2025-05-10T10:29:39.760000000</dc:date>
    <meta:editing-duration>PT3M29S</meta:editing-duration>
    <meta:editing-cycles>1</meta:editing-cycles>
    <meta:document-statistic meta:table-count="0" meta:image-count="0" meta:object-count="0" meta:page-count="2" meta:paragraph-count="24" meta:word-count="568" meta:character-count="3420" meta:non-whitespace-character-count="2878"/>
    <meta:generator>LibreOffice/7.3.5.2$Windows_X86_64 LibreOffice_project/184fe81b8c8c30d8b5082578aee2fed2ea847c01</meta:generator>
  </office:meta>
</office:document-meta>
</file>